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3659" officeooo:paragraph-rsid="000536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jfkj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20:08:11.082307516</meta:creation-date>
    <dc:date>2017-05-19T20:08:41.535842113</dc:date>
    <meta:editing-duration>PT32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6.2$Linux_X86_64 LibreOffice_project/10m0$Build-2</meta:generator>
  </office:meta>
</office:document-meta>
</file>